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F" svg:font-family="" style:font-family-generic="roman"/>
    <style:font-face style:name="Berkeley Oldstyle IT Cby BT" svg:font-family="'Berkeley Oldstyle IT Cby BT', 'Berkeley Oldstyle IT Cby BT'" style:font-family-generic="roman"/>
    <style:font-face style:name="Frutiger 55 Roman" svg:font-family="'Frutiger 55 Roman', 'Frutiger 55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61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Frutiger 55 Roman" style:font-size-asian="10pt" style:language-asian="en" style:country-asian="US" style:font-style-asian="normal" style:font-weight-asian="normal" style:font-name-complex="Frutiger 55 Roman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font-name="Berkeley Oldstyle IT Cby BT" fo:font-size="10pt" fo:language="en" fo:country="US" fo:text-shadow="none" style:text-underline-style="none" fo:font-weight="normal" style:text-underline-mode="continuous" style:text-line-through-mode="continuous" style:font-name-asian="Berkeley Oldstyle IT Cby BT" style:font-size-asian="10pt" style:language-asian="en" style:country-asian="US" style:font-weight-asian="normal" style:font-name-complex="Berkeley Oldstyle IT Cby BT" style:font-size-complex="5.65000009536743pt" style:language-complex="en" style:country-complex="US" style:font-weight-complex="normal" style:text-emphasize="none" style:font-relief="none"/>
    </style:style>
    <style:style style:name="ce3" style:family="table-cell" style:parent-style-name="Default">
      <style:table-cell-properties fo:border="none"/>
      <style:text-properties fo:color="#000000" style:text-outline="false" style:text-line-through-style="none" style:font-name="Frutiger 55 Roman" fo:font-size="8pt" fo:language="en" fo:country="US" fo:font-style="normal" fo:text-shadow="none" style:text-underline-style="none" fo:font-weight="normal" style:text-underline-mode="continuous" style:text-line-through-mode="continuous" style:font-name-asian="Frutiger 55 Roman" style:font-size-asian="8pt" style:language-asian="en" style:country-asian="US" style:font-style-asian="normal" style:font-weight-asian="normal" style:font-name-complex="Frutiger 55 Roman" style:font-size-complex="4.55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font-name="Frutiger 55 Roman" fo:font-size="8pt" fo:language="en" fo:country="US" fo:font-style="normal" fo:text-shadow="none" style:text-underline-style="none" fo:font-weight="normal" style:text-underline-mode="continuous" style:text-line-through-mode="continuous" style:font-name-asian="Frutiger 55 Roman" style:font-size-asian="8pt" style:language-asian="en" style:country-asian="US" style:font-style-asian="normal" style:font-weight-asian="normal" style:font-name-complex="Frutiger 55 Roman" style:font-size-complex="4.55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 style:data-style-name="N11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font-name="Frutiger 55 Roman" fo:font-size="8pt" fo:language="en" fo:country="US" fo:font-style="normal" fo:text-shadow="none" style:text-underline-style="none" fo:font-weight="normal" style:text-underline-mode="continuous" style:text-line-through-mode="continuous" style:font-name-asian="Frutiger 55 Roman" style:font-size-asian="8pt" style:language-asian="en" style:country-asian="US" style:font-style-asian="normal" style:font-weight-asian="normal" style:font-name-complex="Frutiger 55 Roman" style:font-size-complex="4.5500001907348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color="#000000" style:font-name="Berkeley Oldstyle IT Cby BT" fo:font-size="10pt" style:font-name-asian="Berkeley Oldstyle IT Cby BT" style:font-size-asian="10pt" style:font-name-complex="Berkeley Oldstyle IT Cby BT" style:font-size-complex="5.69999980926514pt"/>
    </style:style>
    <style:style style:name="T3" style:family="text">
      <style:text-properties fo:color="#000000" style:font-name="Berkeley Oldstyle IT Cby BT" fo:font-size="10pt" fo:font-style="italic" style:font-name-asian="Berkeley Oldstyle IT Cby BT" style:font-size-asian="10pt" style:font-style-asian="italic" style:font-name-complex="Berkeley Oldstyle IT Cby BT" style:font-size-complex="5.69999980926514pt" style:font-style-complex="italic"/>
    </style:style>
    <style:style style:name="T4" style:family="text">
      <style:text-properties fo:color="#000000" style:font-name="Berkeley Oldstyle IT Cby BT" fo:font-size="10pt" fo:font-style="normal" style:font-name-asian="Berkeley Oldstyle IT Cby BT" style:font-size-asian="10pt" style:font-style-asian="normal" style:font-name-complex="Berkeley Oldstyle IT Cby BT" style:font-size-complex="5.69999980926514pt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2" table:default-cell-style-name="Default"/>
        <table:table-row table:style-name="ro1">
          <table:table-cell table:style-name="ce1" office:value-type="string">
            <text:p>In 2008 NSF was funded $6.065 billion provided in the $473.5-billion Consolidated Appropriations Act (H.R. 2764). The measure consolidates 11 of the 12 regular appropriations bills that fund the federal government each year.</text:p>
            <text:p><text:span text:style-name="T1"/>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span text:style-name="T2">In FY 2007, performance assessment was guided by the Government Performance </text:span><text:span text:style-name="T2">and Results Act of 1993 (GPRA) and by NSF’s </text:span><text:span text:style-name="T3">FY 2006–2011 Strategic Plan</text:span><text:span text:style-name="T4">. </text:span><text:span text:style-name="T4">GPRA requires agen­cies to develop a strategic plan, establish annual performance </text:span><text:span text:style-name="T4">goals, and report annually on the progress made toward achieving those goals.</text:span></text:p>
          </table:table-cell>
          <table:table-cell table:number-columns-repeated="2"/>
        </table:table-row>
        <table:table-row table:style-name="ro3">
          <table:table-cell office:value-type="string">
            <text:p>FY 2007 Budget (obligations)</text:p>
          </table:table-cell>
          <table:table-cell/>
          <table:table-cell table:style-name="ce4" office:value-type="string">
            <text:p>$5.88 billion</text:p>
          </table:table-cell>
        </table:table-row>
        <table:table-row table:style-name="ro3">
          <table:table-cell office:value-type="string">
            <text:p>NSF’s share of total annual federal spending for research and development</text:p>
          </table:table-cell>
          <table:table-cell/>
          <table:table-cell table:style-name="ce5" office:value-type="percentage" office:value="0.04">
            <text:p>4.00%</text:p>
          </table:table-cell>
        </table:table-row>
        <table:table-row table:style-name="ro3">
          <table:table-cell office:value-type="string">
            <text:p>NSF’s share of federal funding for nonmedical basic research at academic institutions</text:p>
          </table:table-cell>
          <table:table-cell/>
          <table:table-cell table:style-name="ce5" office:value-type="percentage" office:value="0.45">
            <text:p>45.00%</text:p>
          </table:table-cell>
        </table:table-row>
        <table:table-row table:style-name="ro3">
          <table:table-cell office:value-type="string">
            <text:p>Proposals evaluated in FY 2007 through a competitive merit review process</text:p>
          </table:table-cell>
          <table:table-cell/>
          <table:table-cell table:style-name="ce4" office:value-type="float" office:value="45000">
            <text:p>45000</text:p>
          </table:table-cell>
        </table:table-row>
        <table:table-row table:style-name="ro3">
          <table:table-cell office:value-type="string">
            <text:p>Competitive awards funded in FY 2007</text:p>
          </table:table-cell>
          <table:table-cell/>
          <table:table-cell table:style-name="ce4" office:value-type="float" office:value="11500">
            <text:p>11500</text:p>
          </table:table-cell>
        </table:table-row>
        <table:table-row table:style-name="ro3">
          <table:table-cell office:value-type="string">
            <text:p>Colleges, universities, and public and private institutions receiving NSF funding in FY 2007</text:p>
          </table:table-cell>
          <table:table-cell/>
          <table:table-cell table:style-name="ce4" office:value-type="float" office:value="1900">
            <text:p>1900</text:p>
          </table:table-cell>
        </table:table-row>
        <table:table-row table:style-name="ro3">
          <table:table-cell office:value-type="string">
            <text:p>Proposal reviews conducted in FY 2007</text:p>
          </table:table-cell>
          <table:table-cell/>
          <table:table-cell table:style-name="ce4" office:value-type="float" office:value="248000">
            <text:p>248000</text:p>
          </table:table-cell>
        </table:table-row>
        <table:table-row table:style-name="ro3">
          <table:table-cell office:value-type="string">
            <text:p>Students supported by NSF Graduate Research Fellowships since 1952</text:p>
          </table:table-cell>
          <table:table-cell/>
          <table:table-cell table:style-name="ce4" office:value-type="float" office:value="43000">
            <text:p>43000</text:p>
          </table:table-cell>
        </table:table-row>
        <table:table-row table:style-name="ro3">
          <table:table-cell office:value-type="string">
            <text:p>People (researchers, postdoctoral fellows, trainees, teachers, and students) NSF supports directly</text:p>
          </table:table-cell>
          <table:table-cell/>
          <table:table-cell table:style-name="ce4" office:value-type="float" office:value="190000">
            <text:p>190000</text:p>
          </table:table-cell>
        </table:table-row>
        <table:table-row table:style-name="ro3">
          <table:table-cell table:style-name="Default"/>
          <table:table-cell table:number-columns-repeated="2"/>
        </table:table-row>
        <table:table-row table:style-name="ro3">
          <table:table-cell table:style-name="Default" office:value-type="string">
            <text:p>Research and Related Activities </text:p>
          </table:table-cell>
          <table:table-cell office:value-type="string">
            <text:p>(RRA)</text:p>
          </table:table-cell>
          <table:table-cell office:value-type="string">
            <text:p>$4.8 billion</text:p>
          </table:table-cell>
        </table:table-row>
        <table:table-row table:style-name="ro3">
          <table:table-cell table:style-name="Default" office:value-type="string">
            <text:p>Major Research Equipment and Facilities Construction </text:p>
          </table:table-cell>
          <table:table-cell office:value-type="string">
            <text:p>(MREFC)</text:p>
          </table:table-cell>
          <table:table-cell office:value-type="string">
            <text:p>$220.7 million</text:p>
          </table:table-cell>
        </table:table-row>
        <table:table-row table:style-name="ro3">
          <table:table-cell table:style-name="Default" office:value-type="string">
            <text:p>Education and Human Resources </text:p>
          </table:table-cell>
          <table:table-cell office:value-type="string">
            <text:p>(EHR) </text:p>
          </table:table-cell>
          <table:table-cell office:value-type="string">
            <text:p>$725.6 million</text:p>
          </table:table-cell>
        </table:table-row>
        <table:table-row table:style-name="ro3">
          <table:table-cell table:style-name="Default" office:value-type="string">
            <text:p>Agency Operations and Award Management </text:p>
          </table:table-cell>
          <table:table-cell office:value-type="string">
            <text:p>(AOAM) </text:p>
          </table:table-cell>
          <table:table-cell office:value-type="string">
            <text:p>$281.7 million</text:p>
          </table:table-cell>
        </table:table-row>
        <table:table-row table:style-name="ro3">
          <table:table-cell table:style-name="Default" office:value-type="string">
            <text:p>Office of the National Science Board </text:p>
          </table:table-cell>
          <table:table-cell office:value-type="string">
            <text:p>(NSB) </text:p>
          </table:table-cell>
          <table:table-cell office:value-type="string">
            <text:p>$3.9 million</text:p>
          </table:table-cell>
        </table:table-row>
        <table:table-row table:style-name="ro3">
          <table:table-cell table:style-name="Default" office:value-type="string">
            <text:p>The Office of Inspector General </text:p>
          </table:table-cell>
          <table:table-cell office:value-type="string">
            <text:p>(OIG)</text:p>
          </table:table-cell>
          <table:table-cell office:value-type="string">
            <text:p>$11.4 million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Berkeley Oldstyle IT Cby BT" svg:font-family="'Berkeley Oldstyle IT Cby BT', 'Berkeley Oldstyle IT Cby BT'" style:font-family-generic="roman"/>
    <style:font-face style:name="Frutiger 55 Roman" svg:font-family="'Frutiger 55 Roman', 'Frutiger 55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2">10/02/2008</text:date>, <text:time>12:5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10-01T21:41:33</meta:creation-date>
    <dc:date>2008-10-02T12:54:29</dc:date>
    <meta:editing-cycles>1</meta:editing-cycles>
    <meta:editing-duration>PT2H49M59S</meta:editing-duration>
    <meta:user-defined meta:name="Info 1"/>
    <meta:user-defined meta:name="Info 2"/>
    <meta:user-defined meta:name="Info 3"/>
    <meta:user-defined meta:name="Info 4"/>
    <meta:document-statistic meta:table-count="3" meta:cell-count="38"/>
  </office:meta>
</office:document-meta>
</file>